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4.7694in" fo:margin-left="0in" fo:margin-right="1.9229in" table:align="margins"/>
    </style:style>
    <style:style style:name="Tableau3.A" style:family="table-column">
      <style:table-column-properties style:column-width="1.7792in" style:rel-column-width="24446*"/>
    </style:style>
    <style:style style:name="Tableau3.B" style:family="table-column">
      <style:table-column-properties style:column-width="2.9903in" style:rel-column-width="41089*"/>
    </style:style>
    <style:style style:name="Tableau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3.B1" style:family="table-cell">
      <style:table-cell-properties fo:padding="0.0382in" fo:border="0.0007in solid #000000"/>
    </style:style>
    <style:style style:name="Tableau3.A2" style:family="table-cell">
      <style:table-cell-properties fo:padding="0.0382in" fo:border-left="0.0007in solid #000000" fo:border-right="none" fo:border-top="none" fo:border-bottom="0.0007in solid #000000"/>
    </style:style>
    <style:style style:name="Tableau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" style:family="table">
      <style:table-properties style:width="5.0389in" table:align="left"/>
    </style:style>
    <style:style style:name="Tableau1.A" style:family="table-column">
      <style:table-column-properties style:column-width="2.2306in"/>
    </style:style>
    <style:style style:name="Tableau1.B" style:family="table-column">
      <style:table-column-properties style:column-width="2.8083in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B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2" style:family="table">
      <style:table-properties style:width="4.2465in" fo:margin-left="0.5757in" fo:margin-right="1.8701in" table:align="margins"/>
    </style:style>
    <style:style style:name="Tableau2.A" style:family="table-column">
      <style:table-column-properties style:column-width="1.4632in" style:rel-column-width="22580*"/>
    </style:style>
    <style:style style:name="Tableau2.B" style:family="table-column">
      <style:table-column-properties style:column-width="2.7833in" style:rel-column-width="42955*"/>
    </style:style>
    <style:style style:name="Tableau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2.B1" style:family="table-cell" style:data-style-name="N0">
      <style:table-cell-properties fo:padding="0.0382in" fo:border="0.0007in solid #000000"/>
    </style:style>
    <style:style style:name="Tableau2.A2" style:family="table-cell">
      <style:table-cell-properties fo:padding="0.0382in" fo:border-left="0.0007in solid #000000" fo:border-right="none" fo:border-top="none" fo:border-bottom="0.0007in solid #000000"/>
    </style:style>
    <style:style style:name="Tableau2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au2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2">
      <style:text-properties fo:font-style="normal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 style:list-style-name="L3"/>
    <style:style style:name="P8" style:family="paragraph" style:parent-style-name="Standard">
      <style:paragraph-properties fo:text-align="start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style-asian="italic"/>
    </style:style>
    <style:style style:name="T7" style:family="text">
      <style:text-properties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otes about Pcbnew new file format</text:p>
      <text:p text:style-name="P6"><text:span text:style-name="T1">and its internal data</text:span></text:p>
      <text:p text:style-name="P9"/>
      <text:p text:style-name="P9">A number of data files within Kicad are being reviewed for possible changes in format. <text:s/>This document is a summary of current thinking about a file syntax which could be common to them all. <text:s/>So this document can be used for more than just PCBNEW. <text:s/>The syntax used to hold these data elements is conceptually similar to the purpose that an XML syntax might offer. <text:s/>However the format presented here has been found to be more human readable and more concise than XML.</text:p>
      <text:p text:style-name="P9"/>
      <text:h text:style-name="Heading_20_1" text:outline-level="1">File format syntax:</text:h>
      <text:p text:style-name="Standard">Based on the Specctra syntax (but not necessary the file <text:span text:style-name="T3">format</text:span>).</text:p>
      <text:list xml:id="list1658789329" text:style-name="L1">
        <text:list-item>
          <text:p text:style-name="P2"><text:span text:style-name="T4">All tokens should be lowercase</text:span>.</text:p>
        </text:list-item>
        <text:list-item>
          <text:p text:style-name="P2">There will be user defined </text:p>
        </text:list-item>
      </text:list>
      <text:p text:style-name="Standard">Strings such as board text and copper layer names which will have upper case characters, but these will often be quoted.</text:p>
      <text:h text:style-name="Heading_20_2" text:outline-level="2">Guidelines for data representation:</text:h>
      <text:h text:style-name="Heading_20_3" text:outline-level="3">Coordinates:</text:h>
      <text:p text:style-name="Standard">Coordinates should coordinates be relative to the origin of their containing object</text:p>
      <text:p text:style-name="Standard">Generally speaking, data in files must give properties and never the <text:s/>internal coding used in Kicad</text:p>
      <text:p text:style-name="Standard">Specially internal units, internal angles units.</text:p>
      <text:p text:style-name="Standard">TODO: <text:s/>Y axis orientation ?:</text:p>
      <text:p text:style-name="Standard">Prefered: use the usual Y axis orientation instead of the reverse Y screen orientation (like now).</text:p>
      <text:p text:style-name="Standard">Most of file formats use <text:s/>the usual Y axis orientation.</text:p>
      <text:h text:style-name="Heading_20_3" text:outline-level="3">Engineering units: Coordinates representation in file:</text:h>
      <text:p text:style-name="Standard">It is very desirable to avoid exponential floating point values in the file, and instead have a presentation like "xxx.yyy" or "0.0x" or "0.x", or even "xy". </text:p>
      <text:p text:style-name="Standard"/>
      <text:p text:style-name="Standard">Values like 4e-2 are not as easy for a human to read, so do not use them.</text:p>
      <text:p text:style-name="Standard"/>
      <text:p text:style-name="Standard">I (&lt;Dick&gt;) suggest that initially the distance engineering units used in a new board file be mils or deci-mils.</text:p>
      <text:p text:style-name="Standard"/>
      <text:p text:style-name="Standard">Let's first consider mils:</text:p>
      <text:p text:style-name="Standard"/>
      <text:p text:style-name="Standard">In mil mode, to show deci-mils or centi-mils you would show a value like 0.4 or 0.04 respectively.</text:p>
      <text:p text:style-name="Standard">To show a value of 20 inches you would show a value of 20000 and would need no decimal point in that value. <text:s/>Note that in mil mode we are not really limiting the resolution to mils. <text:s/>It simply controls where the decimal point is.</text:p>
      <text:p text:style-name="Standard"/>
      <text:p text:style-name="Standard">Now let's consider deci-mils:</text:p>
      <text:p text:style-name="Standard"/>
      <text:p text:style-name="Standard">In deci-mil mode, to show decimils or centimils you would show a value like 4 or 0.4 respectively.</text:p>
      <text:p text:style-name="Standard">To show a value of 20 inches you would show a value of 200000.</text:p>
      <text:p text:style-name="Standard"/>
      <text:p text:style-name="Standard">The format string I found best for outputting numbers in this range is the "%.6g". <text:s/>It eliminates the exponent where possible, and the decimal point where possible. <text:s/>DSNLEXER does not currently <text:soft-page-break/>recognize exponents properly, this is a simple matter to fix, but it has already been stated that exponents are harder for a human to read and they should be avoided if possible. <text:s/>Mil mode may be one of the better options.</text:p>
      <text:p text:style-name="Standard"/>
      <text:p text:style-name="Standard">Board files should be identified with the engineering units used, this way alternative units can be used in the future. <text:s text:c="2"/>See the Specctra “unit” and “resolution” descriptors for more ideas.</text:p>
      <text:p text:style-name="Standard"/>
      <text:p text:style-name="Standard">Initially I am not expecting that the new board file format causes any changes to the internal units in memory at all, but it provides a pathway for such a change in the future. <text:s text:c="2"/>That is for now, the internal unit coordinates remain integers, and their interpretation remains the same. <text:s/>The work scope to change the internal units in the future is approximately cut in half by the new file format.</text:p>
      <text:p text:style-name="Standard"/>
      <text:h text:style-name="Heading_20_2" text:outline-level="2">Keywords:</text:h>
      <text:p text:style-name="Standard">Use only lowercase ASCII words (and trailing digits if needed). <text:s/>ASCII characters are &lt;= 127.</text:p>
      <text:p text:style-name="Standard"/>
      <text:h text:style-name="Heading_20_2" text:outline-level="2">Identifiers and Strings:</text:h>
      <text:p text:style-name="Standard">Identifiers are variables used within the file such as layer names, net names, etc. <text:s/>Strings are longer text sequences such as drawing labels. <text:s/>They are handled the same, and will be referred to as strings henceforth. <text:s/>From a purely syntactical perspective (and ignoring any limits imposed at a higher level by the user of the string), a string can contain embedded spaces and tabs, but may not contain an actual newline. <text:s/>A string is to be encoded in UTF8 format, meaning that it may be ASCII or international characters sequences, since ASCII is a subset of UTF8. <text:s/><text:span text:style-name="T4">Note that this excludes LATIN characters &gt;= 128. <text:s text:c="2"/>To encode LATIN characters, a UTF8 sequence must be used.</text:span> <text:s/>Again, a string may not contain an actual newline or carriage return, but it may use an escape sequence to encode a newline, such as \n. <text:s/>If a string has any of the following conditions, then it must be quoted with a leading and trailing double quote character, otherwise it is acceptable to not quote the string:</text:p>
      <text:p text:style-name="Standard"/>
      <text:list xml:id="list1373692115" text:style-name="L3">
        <text:list-item>
          <text:p text:style-name="P7">has one or more of the following 4 separator bytes: <text:s/>ASCII space, tab, '(', or ')'.</text:p>
        </text:list-item>
        <text:list-item>
          <text:p text:style-name="P7">has one or more of the following bytes: <text:s/>'%', '{', or '}'.</text:p>
        </text:list-item>
        <text:list-item>
          <text:p text:style-name="P7">has a length of zero bytes, and you need a place holder for the field, then use <text:span text:style-name="T3">""</text:span>.</text:p>
        </text:list-item>
        <text:list-item>
          <text:p text:style-name="P7">includes a byte of '-', and this byte is not in the first position of the string.</text:p>
        </text:list-item>
      </text:list>
      <text:p text:style-name="Standard"/>
      <text:p text:style-name="Standard">The above conditions may be superseded by the behavior of OUTPUTFORMATTER::GetQuoteChar(), which serves as the final authority on quoting requirements. <text:s/>If your string ends up being quoted, and it also has an embedded quote internal to the string, then that internal quote must be duplicated.</text:p>
      <text:p text:style-name="Standard"/>
      <text:p text:style-name="Standard">Examples:</text:p>
      <text:p text:style-name="Standard"/>
      <text:list xml:id="list1094110807" text:style-name="L2">
        <text:list-item>
          <text:p text:style-name="P3">If the field has embedded spaces, tabs, '(' or ')', then it must be quoted like these samples: <text:s/><text:span text:style-name="T3">"this is a sample", "con(14)", "(19".</text:span></text:p>
        </text:list-item>
        <text:list-item>
          <text:p text:style-name="P3">If the field has an embedded #, then is must be quoted: <text:span text:style-name="T3">"wire#123"</text:span></text:p>
        </text:list-item>
        <text:list-item>
          <text:p text:style-name="P5">This string does not need to be quoted: <text:s/><text:span text:style-name="T3">-CDC</text:span>, but this one does: <text:span text:style-name="T3">"C-DC"</text:span></text:p>
        </text:list-item>
        <text:list-item>
          <text:p text:style-name="P5">Your string needs to convey multiple lines, so use something like this: <text:span text:style-name="T3">"line 1\nline 2".</text:span></text:p>
        </text:list-item>
        <text:list-item>
          <text:p text:style-name="P5"><text:bookmark-start text:name="DDE_LINK"/>H<text:bookmark-end text:name="DDE_LINK"/>ere is a legal string with an embedded quote: <text:s/><text:span text:style-name="T3">leg</text:span><text:bookmark-start text:name="DDE_LINK1"/><text:span text:style-name="T3">"</text:span><text:bookmark-end text:name="DDE_LINK1"/><text:span text:style-name="T3">23</text:span></text:p>
        </text:list-item>
        <text:list-item>
          <text:p text:style-name="P5">Here is the same string quoted, and because it is quoted the internal quote must be duplicated: <text:s/><text:span text:style-name="T3">"leg""23"</text:span></text:p>
        </text:list-item>
        <text:list-item>
          <text:p text:style-name="P5">Here is a string quoted that does not need to be, but is acceptable anyways:<text:span text:style-name="T3"> "R1"</text:span></text:p>
        </text:list-item>
      </text:list>
      <text:p text:style-name="P4"/>
      <text:p text:style-name="P4"><text:soft-page-break/>If in doubt, duplicate the functionality of OUTPUTFORMATTER::GetQuoteChar() into your software. <text:s/>Leading and trailing quotes are removed by DSNLEXER before the string is returned to the parsing caller. <text:s text:c="2"/>And if the string is quoted, then embedded duplication of double quotes are reduced to single occurrences.</text:p>
      <text:p text:style-name="Standard"><text:s/></text:p>
      <text:h text:style-name="Heading_20_1" text:outline-level="1">Ideas for layers handling:</text:h>
      <text:p text:style-name="Standard">&lt;<text:span text:style-name="T3">Dick notes</text:span>&gt;: I think if we introduce a new class (hierarchy?) called LAYERSET we can hide the details of how the IsOnLayer() method is done, along with the hiding the data that is used in that test. <text:s/>So BOARD_ITEM:: IsOnLayer( aLayerNumber ) would then call LAYERSET::IsOnLayer () to do its work, and the LAYERSET data would be hidden inside itself.</text:p>
      <text:p text:style-name="Standard"/>
      <text:p text:style-name="Standard">This way we can support a number of different types of layerset specifications, including but not limited to: list, range, and all copper layers. <text:s/>The problem with using "list of layers" to also indicate "all layers" is that this becomes a layer count dependent test. <text:s/>Same for range. Whereas if we have a special flag for the "all copper layers" case in the encapsulated data of LAYERSET, then we can handle both situations.</text:p>
      <text:p text:style-name="Standard"/>
      <text:p text:style-name="Standard">A LAYERSET element would become part of a D_PAD element. <text:s/>And would have its own textual representation when being serialized to a file. <text:s/>The textual representation could be dropped into the current location for layermask for D_PADs in your existing *.brd file format.</text:p>
      <text:p text:style-name="Standard"/>
      <text:p text:style-name="Standard">Examples of a textual representations for LAYERSET specs (range, list, and all) would be: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Standard">(layer_range 0 4 ) </text:p>
          </table:table-cell>
          <table:table-cell table:style-name="Tableau3.B1" office:value-type="string">
            <text:p text:style-name="Standard"><text:s/>a range also creates a LAYERSET internally.</text:p>
          </table:table-cell>
        </table:table-row>
        <table:table-row>
          <table:table-cell table:style-name="Tableau3.A2" office:value-type="string">
            <text:p text:style-name="Standard">(layerset 0 1 2) </text:p>
          </table:table-cell>
          <table:table-cell table:style-name="Tableau3.B2" office:value-type="string">
            <text:p text:style-name="Standard"><text:s/>a layer list of arbitrary length</text:p>
          </table:table-cell>
        </table:table-row>
        <table:table-row>
          <table:table-cell table:style-name="Tableau3.A2" office:value-type="string">
            <text:p text:style-name="Standard">(layerset all) </text:p>
          </table:table-cell>
          <table:table-cell table:style-name="Tableau3.B2" office:value-type="string">
            <text:p text:style-name="Standard"><text:s/>all layers</text:p>
          </table:table-cell>
        </table:table-row>
        <table:table-row>
          <table:table-cell table:style-name="Tableau3.A2" office:value-type="string">
            <text:p text:style-name="Standard">(layerset front back) </text:p>
          </table:table-cell>
          <table:table-cell table:style-name="Tableau3.B2" office:value-type="string">
            <text:p text:style-name="Standard"><text:s/>a list, but with special layer names</text:p>
          </table:table-cell>
        </table:table-row>
        <table:table-row>
          <table:table-cell table:style-name="Tableau3.A2" office:value-type="string">
            <text:p text:style-name="Standard">(layerset front) </text:p>
          </table:table-cell>
          <table:table-cell table:style-name="Tableau3.B2" office:value-type="string">
            <text:p text:style-name="Standard"><text:s/>front only</text:p>
          </table:table-cell>
        </table:table-row>
        <table:table-row>
          <table:table-cell table:style-name="Tableau3.A2" office:value-type="string">
            <text:p text:style-name="Standard">(layerset back) </text:p>
          </table:table-cell>
          <table:table-cell table:style-name="Tableau3.B2" office:value-type="string">
            <text:p text:style-name="Standard"><text:s/>back only</text:p>
          </table:table-cell>
        </table:table-row>
      </table:table>
      <text:p text:style-name="Standard"/>
      <text:h text:style-name="Heading_20_1" text:outline-level="1">Layers capacity</text:h>
      <text:p text:style-name="Standard">If a bitmap is used to handle layers info in pads or others items, the bitmap could be a long long integer. <text:s/>Therefore 64 layers could be handled:</text:p>
      <text:p text:style-name="Standard"/>
      <text:p text:style-name="Standard">Copper layers 48</text:p>
      <text:p text:style-name="Standard">Technical layers 16</text:p>
      <text:p text:style-name="Standard"/>
      <text:h text:style-name="Heading_20_1" text:outline-level="1">Proposed layers names keywords or fixed nam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Front</text:p>
          </table:table-cell>
          <table:table-cell table:style-name="Tableau1.B1" office:value-type="string">
            <text:p text:style-name="Standard">first layer seen</text:p>
          </table:table-cell>
        </table:table-row>
        <table:table-row>
          <table:table-cell table:style-name="Tableau1.A2" office:value-type="string">
            <text:p text:style-name="Standard">&lt;todo&gt;</text:p>
          </table:table-cell>
          <table:table-cell table:style-name="Tableau1.B2" office:value-type="string">
            <text:p text:style-name="Standard">inners layers</text:p>
          </table:table-cell>
        </table:table-row>
        <table:table-row>
          <table:table-cell table:style-name="Tableau1.A2" office:value-type="string">
            <text:p text:style-name="Standard">back</text:p>
          </table:table-cell>
          <table:table-cell table:style-name="Tableau1.B2" office:value-type="string">
            <text:p text:style-name="Standard">last layer seen</text:p>
          </table:table-cell>
        </table:table-row>
        <table:table-row>
          <table:table-cell table:style-name="Tableau1.A2" office:value-type="string">
            <text:p text:style-name="Standard">soldp_fr</text:p>
          </table:table-cell>
          <table:table-cell table:style-name="Tableau1.B2" office:value-type="string">
            <text:p text:style-name="Standard">solder paste (front side)</text:p>
          </table:table-cell>
        </table:table-row>
        <text:soft-page-break/>
        <table:table-row>
          <table:table-cell table:style-name="Tableau1.A2" office:value-type="string">
            <text:p text:style-name="Standard">soldp_bk</text:p>
          </table:table-cell>
          <table:table-cell table:style-name="Tableau1.B2" office:value-type="string">
            <text:p text:style-name="Standard">solder paste (back side)</text:p>
          </table:table-cell>
        </table:table-row>
        <table:table-row>
          <table:table-cell table:style-name="Tableau1.A2" office:value-type="string">
            <text:p text:style-name="Standard">silks_fr</text:p>
          </table:table-cell>
          <table:table-cell table:style-name="Tableau1.B2" office:value-type="string">
            <text:p text:style-name="Standard">silkscreen (front side)</text:p>
          </table:table-cell>
        </table:table-row>
        <table:table-row>
          <table:table-cell table:style-name="Tableau1.A2" office:value-type="string">
            <text:p text:style-name="Standard">silks_bk</text:p>
          </table:table-cell>
          <table:table-cell table:style-name="Tableau1.B2" office:value-type="string">
            <text:p text:style-name="Standard">silkscreen (back side)</text:p>
          </table:table-cell>
        </table:table-row>
      </table:table>
      <text:p text:style-name="Standard"/>
      <text:h text:style-name="Heading_20_1" text:outline-level="1">Layers numbering (internal use ?)</text:h>
      <text:p text:style-name="Standard">assuming we have &lt;copper_layer_ count&gt; copper layers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>front</text:p>
          </table:table-cell>
          <table:table-cell table:style-name="Tableau2.B1" office:value-type="float" office:value="0">
            <text:p text:style-name="Standard">0</text:p>
          </table:table-cell>
        </table:table-row>
        <table:table-row>
          <table:table-cell table:style-name="Tableau2.A2" office:value-type="string">
            <text:p text:style-name="Standard">inner1</text:p>
          </table:table-cell>
          <table:table-cell table:style-name="Tableau2.B2" office:value-type="float" office:value="1">
            <text:p text:style-name="Standard">1</text:p>
          </table:table-cell>
        </table:table-row>
        <table:table-row>
          <table:table-cell table:style-name="Tableau2.A2" office:value-type="string">
            <text:p text:style-name="Standard">…</text:p>
          </table:table-cell>
          <table:table-cell table:style-name="Tableau2.B3" office:value-type="string">
            <text:p text:style-name="Standard">...</text:p>
          </table:table-cell>
        </table:table-row>
        <table:table-row>
          <table:table-cell table:style-name="Tableau2.A2" office:value-type="string">
            <text:p text:style-name="Standard">inner&lt;n&gt;</text:p>
          </table:table-cell>
          <table:table-cell table:style-name="Tableau2.B3" office:value-type="string">
            <text:p text:style-name="Standard"><text:s/>&lt;copper_layer_ count&gt;-2</text:p>
          </table:table-cell>
        </table:table-row>
        <table:table-row>
          <table:table-cell table:style-name="Tableau2.A2" office:value-type="string">
            <text:p text:style-name="Standard">back</text:p>
          </table:table-cell>
          <table:table-cell table:style-name="Tableau2.B3" office:value-type="string">
            <text:p text:style-name="Standard"><text:s text:c="2"/>&lt;copper_layer_ count&gt;-1</text:p>
          </table:table-cell>
        </table:table-row>
      </table:table>
      <text:p text:style-name="Standard"/>
      <text:h text:style-name="Heading_20_1" text:outline-level="1">Single sided boards:</text:h>
      <text:p text:style-name="Standard">Have one front layer <text:span text:style-name="T4">or</text:span> one back layer.</text:p>
      <text:p text:style-name="Standard">Some have a front layer plus a copper plane on back (microwaves applications).</text:p>
      <text:p text:style-name="Standard">Do we use always a double sided board ( do not support one layer) and have the second layer disabled 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937in" fo:margin-right="0in" fo:margin-top="0.0783in" fo:margin-bottom="0.0827in" fo:text-indent="0in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874in" fo:margin-right="0in" fo:margin-top="0.0783in" fo:margin-bottom="0.0827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1T09:10:47.42</meta:creation-date>
    <meta:generator>OpenOffice.org/3.1$Unix OpenOffice.org_project/310m19$Build-9420</meta:generator>
    <dc:date>2009-12-23T08:44:41</dc:date>
    <meta:editing-duration>PT05H00M54S</meta:editing-duration>
    <meta:editing-cycles>43</meta:editing-cycles>
    <dc:creator>Dick Hollenbeck</dc:creator>
    <meta:document-statistic meta:table-count="3" meta:image-count="0" meta:object-count="0" meta:page-count="4" meta:paragraph-count="100" meta:word-count="1412" meta:character-count="8097"/>
  </office:meta>
</office:document-meta>
</file>